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Text_20_body">
      <style:paragraph-properties fo:margin-top="0cm" fo:margin-bottom="0.499cm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size="15pt" style:font-size-asian="15pt" style:font-size-complex="15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margin-top="0cm" fo:margin-bottom="0.499cm"/>
    </style:style>
    <style:style style:name="P9" style:family="paragraph" style:parent-style-name="Preformatted_20_Text">
      <style:paragraph-properties fo:margin-top="0cm" fo:margin-bottom="0.499cm"/>
      <style:text-properties fo:font-size="14pt" style:font-size-asian="14pt" style:font-size-complex="14pt"/>
    </style:style>
    <style:style style:name="P10" style:family="paragraph" style:parent-style-name="Preformatted_20_Text">
      <style:paragraph-properties fo:margin-top="0cm" fo:margin-bottom="0.499cm"/>
      <style:text-properties fo:font-size="10.5pt" style:font-size-asian="9.14999961853027pt" style:font-size-complex="10.5pt"/>
    </style:style>
    <style:style style:name="P11" style:family="paragraph" style:parent-style-name="Preformatted_20_Text">
      <style:paragraph-properties fo:margin-top="0cm" fo:margin-bottom="0.499cm"/>
      <style:text-properties fo:font-size="10pt" style:font-size-asian="10pt" style:font-size-complex="10pt"/>
    </style:style>
    <style:style style:name="P12" style:family="paragraph" style:parent-style-name="Preformatted_20_Text">
      <style:paragraph-properties fo:margin-top="0cm" fo:margin-bottom="0.499cm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itHub</text:p>
      <text:p text:style-name="P4"/>
      <text:p text:style-name="P7">auf ssh umstellen!!!</text:p>
      <text:p text:style-name="Standard"/>
      <text:p text:style-name="Standard">Ordner erstellen <text:span text:style-name="T1">mkdir</text:span> name</text:p>
      <text:p text:style-name="Standard"/>
      <text:p text:style-name="Standard"><text:span text:style-name="T1">touch readme</text:span> erstellt datei</text:p>
      <text:p text:style-name="Standard"/>
      <text:p text:style-name="P3">git init <text:span text:style-name="T2">erstellt den ordner git</text:span></text:p>
      <text:p text:style-name="Standard"/>
      <text:p text:style-name="Standard"><text:span text:style-name="T1">git add readme</text:span> verbindet readme mit <text:s/>lokalen repo git</text:p>
      <text:p text:style-name="P1"><text:span text:style-name="Source_20_Text"/></text:p>
      <text:p text:style-name="P1"><text:span text:style-name="Source_20_Text"><text:span text:style-name="T1">git commit -m "first commit"</text:span></text:span></text:p>
      <text:p text:style-name="P1"><text:span text:style-name="Source_20_Text"><text:span text:style-name="T1">(muss immer gemacht werden) </text:span></text:span><text:span text:style-name="Source_20_Text">beschreibt die readme mit first... </text:span></text:p>
      <text:p text:style-name="P1"><text:span text:style-name="Source_20_Text">-m = kommentar</text:span></text:p>
      <text:p text:style-name="P1"><text:span text:style-name="Source_20_Text"><text:span text:style-name="T1">(git remote add origin </text:span></text:span><text:a xlink:type="simple" xlink:href="https://github.com/Mindt/tutorial.git"><text:span text:style-name="Source_20_Text"><text:span text:style-name="T1">https://github.com/Mindt/tutorial.git</text:span></text:span></text:a><text:span text:style-name="Source_20_Text"><text:span text:style-name="T1"><text:tab/></text:span></text:span></text:p>
      <text:p text:style-name="P1"><text:span text:style-name="Source_20_Text">verweis auf die internet seite wo es hochgeladen werden soll.)</text:span></text:p>
      <text:p text:style-name="P1"><text:span text:style-name="Source_20_Text"><text:span text:style-name="T1">git push -u origin master</text:span></text:span><text:span text:style-name="Source_20_Text"> lädt die Datei hoch. Mit anmeldung</text:span></text:p>
      <text:p text:style-name="P1"><text:span text:style-name="Source_20_Text">mit pull holt man sie sich wieder. </text:span><text:span text:style-name="Source_20_Text"><text:span text:style-name="T1">Einmalig am anfang</text:span></text:span><text:span text:style-name="Source_20_Text">.</text:span></text:p>
      <text:p text:style-name="P1"><text:span text:style-name="Source_20_Text"/></text:p>
      <text:p text:style-name="P1"><text:span text:style-name="Source_20_Text"><text:span text:style-name="T1">Enter passphrase for key '/home/daniel/.ssh/id_rsa':</text:span></text:span><text:span text:style-name="Source_20_Text"> entern frei lassen</text:span></text:p>
      <text:p text:style-name="P1"><text:span text:style-name="Source_20_Text"><text:span text:style-name="T5">Git Befehle</text:span></text:span></text:p>
      <text:p text:style-name="P2"><text:span text:style-name="Source_20_Text"><text:span text:style-name="T4">git clone</text:span></text:span><text:span text:style-name="Source_20_Text"><text:span text:style-name="T3"> - "erstmailges kopieren des Repos"<text:line-break/></text:span></text:span><text:span text:style-name="Source_20_Text"><text:span text:style-name="T4">git push</text:span></text:span><text:span text:style-name="Source_20_Text"><text:span text:style-name="T3"> - "hochladen"<text:line-break/></text:span></text:span><text:span text:style-name="Source_20_Text"><text:span text:style-name="T4">git push -u origin master</text:span></text:span><text:span text:style-name="Source_20_Text"><text:span text:style-name="T3"> - '-u git merkt sich die übergebenen Parameter'<text:line-break/></text:span></text:span><text:span text:style-name="Source_20_Text"><text:span text:style-name="T4">git pull</text:span></text:span><text:span text:style-name="Source_20_Text"><text:span text:style-name="T3"> - "Änderungen runterladen"<text:line-break/></text:span></text:span><text:span text:style-name="Source_20_Text"><text:span text:style-name="T4">git diff </text:span></text:span><text:span text:style-name="Source_20_Text"><text:span text:style-name="T3">- 'Änderungen ansehen'<text:line-break/></text:span></text:span><text:span text:style-name="Source_20_Text"><text:span text:style-name="T4">git diff --staged</text:span></text:span><text:span text:style-name="Source_20_Text"><text:span text:style-name="T3"> - 'Nur Änderungen aus dem Stage bereich'<text:line-break/></text:span></text:span><text:span text:style-name="Source_20_Text"><text:span text:style-name="T4">git reset</text:span></text:span><text:span text:style-name="Source_20_Text"><text:span text:style-name="T3"> <text:s/>'staged filed entfernen, wird aber nicht gelöscht'<text:line-break/></text:span></text:span><text:span text:style-name="Source_20_Text"><text:span text:style-name="T4">git checkout –[space] </text:span></text:span><text:span text:style-name="Source_20_Text"><text:span text:style-name="T3"><text:line-break/>'Alle Änderungen seit dem letzten Commit verwerfen'<text:line-break/></text:span></text:span><text:span text:style-name="Source_20_Text"><text:span text:style-name="T4">git rm </text:span></text:span><text:span text:style-name="Source_20_Text"><text:span text:style-name="T3"><text:line-break/>'Files werden gelöscht und gleichzeitig dem Staging Bereich (zwischen lokalen und server)"mitgeteilt", das Dateien gelöscht wurden' -&gt; danach noch commiten</text:span></text:span></text:p>
      <text:p text:style-name="Text_20_body"><text:span text:style-name="Source_20_Text"><text:span text:style-name="T3">Branch:<text:line-break/></text:span></text:span><text:span text:style-name="Source_20_Text"><text:span text:style-name="T4">git branch</text:span></text:span><text:span text:style-name="Source_20_Text"><text:span text:style-name="T3"> <text:s/>'anlegen eines Branches'<text:line-break/></text:span></text:span><text:span text:style-name="Source_20_Text"><text:span text:style-name="T4">git checkout</text:span></text:span><text:span text:style-name="Source_20_Text"><text:span text:style-name="T3"> 'switch zu anderem Branch'<text:line-break/></text:span></text:span><text:span text:style-name="Source_20_Text"><text:span text:style-name="T4">git merge</text:span></text:span><text:span text:style-name="Source_20_Text"><text:span text:style-name="T3"> <text:line-break/>'Um änderung aus einem anderen Branch zu übernehmen, bsp: bugfix integrieren'<text:line-break/></text:span></text:span><text:span text:style-name="Source_20_Text"><text:span text:style-name="T4">git branch -d</text:span></text:span><text:span text:style-name="Source_20_Text"><text:span text:style-name="T3"> <text:s/>'branch löschen, bsp: nach erfolgreichem Bugfix'</text:span></text:span></text:p>
      <text:p text:style-name="P1"><text:span text:style-name="Source_20_Text"><text:span text:style-name="T3"/></text:span></text:p>
      <text:p text:style-name="P11"/>
      <text:p text:style-name="P9"><text:soft-page-break/>Datei zu GitHUb hochladen</text:p>
      <text:p text:style-name="P11"><text:span text:style-name="T1">git pull</text:span> holt die aktuelle version vom server.</text:p>
      <text:p text:style-name="P11">Datei erstellen zb test.py</text:p>
      <text:p text:style-name="P11"><text:span text:style-name="T1">git add . </text:span><text:tab/><text:tab/>Alles hinzufügen oder ohne . Mit Dateiname</text:p>
      <text:p text:style-name="P11"><text:span text:style-name="T1">git commit -m</text:span> <text:tab/><text:span text:style-name="T1">Wichtig kommentieren,muss gemacht werden.Sonst wird es nicht auf den server geladen.</text:span> was geändert wurde zB."gemerged" </text:p>
      <text:p text:style-name="P11"><text:span text:style-name="T1">git push </text:span><text:tab/><text:tab/>evtl mit dateinamen</text:p>
      <text:p text:style-name="P11"><text:span text:style-name="T1">git merge<text:tab/></text:span><text:tab/>anpassen abgleichen.</text:p>
      <text:p text:style-name="P12">git status</text:p>
      <text:p text:style-name="P11">löschen von Daten auf dem server</text:p>
      <text:p text:style-name="P10">git pull . Oder mit dateinamen</text:p>
      <text:p text:style-name="P10">git add …... dateiname diese wird angewählt</text:p>
      <text:p text:style-name="P10">git rm -rf dateiname</text:p>
      <text:p text:style-name="P10">git status</text:p>
      <text:p text:style-name="P10">git push</text:p>
      <text:p text:style-name="P9">Clonengit </text:p>
      <text:p text:style-name="P1">Pfad vom Terminal beachten!! derzeitiger Standort </text:p>
      <text:p text:style-name="P1">git clone <text:a xlink:type="simple" xlink:href="mailto:git@github.com">git@github.com</text:a>:Mindt/tutorial.git <text:s/>Pfad wo er es klonen soll.</text:p>
      <text:p text:style-name="P1"><text:span text:style-name="T1">git clone</text:span> git@github.com:Mindt/tutorial.git <text:s/><text:span text:style-name="T1">/home/daniel/Dokumente/testclone</text:span></text:p>
      <text:p text:style-name="P1">neuer speicherort.</text:p>
      <text:p text:style-name="P1"><text:span text:style-name="T1">Rm -r ode rf</text:span> testclone löschen des Ordners</text:p>
      <text:p text:style-name="P5"/>
      <text:p text:style-name="P5">Vim öffnen von Dateien</text:p>
      <text:p text:style-name="Standard"/>
      <text:p text:style-name="Standard">aufrufen <text:span text:style-name="T1">vi dateiname</text:span></text:p>
      <text:p text:style-name="P3"/>
      <text:p text:style-name="Standard">mit <text:span text:style-name="T1">i</text:span> in den schreibmodus und <text:span text:style-name="T1">esc</text:span> in den Befehlsmodus</text:p>
      <text:p text:style-name="Standard"/>
      <text:p text:style-name="Standard">http://wiki.ubuntu-forum.de/index.php/Vim#Kommandozeilenmod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Source_20_Text" style:display-name="Source Text" style:family="text">
      <style:text-properties style:font-name="Droid Sans Mono" style:font-name-asian="Droid Sans Fallback1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4T10:21:06</meta:creation-date>
    <dc:date>2012-09-04T15:05:22</dc:date>
    <meta:editing-duration>PT2H19M46S</meta:editing-duration>
    <meta:editing-cycles>6</meta:editing-cycles>
    <meta:generator>LibreOffice/3.5$Linux_X86_64 LibreOffice_project/350m1$Build-202</meta:generator>
    <meta:document-statistic meta:table-count="0" meta:image-count="0" meta:object-count="0" meta:page-count="2" meta:paragraph-count="41" meta:word-count="341" meta:character-count="2319" meta:non-whitespace-character-count="2000"/>
  </office:meta>
</office:document-meta>
</file>